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.Test( Context context , Test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.waitForReceivedEventCount( int expectedEvent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.getOtherTest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.getPrimaryResult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.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.getPrimaryResultMicr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